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1cm"/>
    </style:style>
    <style:style style:name="gr4" style:family="graphic" style:parent-style-name="objectwithoutfill">
      <style:graphic-properties svg:stroke-width="0.05cm" svg:stroke-color="#000000" draw:marker-start-width="0.35cm" draw:marker-end="Arrow" draw:marker-end-width="0.2cm" draw:fill="none" draw:fill-color="#000000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1.037cm" svg:x2="14cm" svg:y2="1.037cm">
          <text:p/>
        </draw:line>
        <draw:custom-shape draw:style-name="gr2" draw:text-style-name="P2" draw:layer="layout" svg:width="0.25cm" svg:height="0.25cm" svg:x="3.89cm" svg:y="0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9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3cm" svg:x="0.4cm" svg:y="0.73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cm" svg:y1="0.863cm" svg:x2="1.8cm" svg:y2="0.863cm">
          <text:p/>
        </draw:line>
        <draw:custom-shape draw:style-name="gr3" draw:text-style-name="P2" draw:layer="layout" svg:width="0.6cm" svg:height="0.3cm" svg:x="13cm" svg:y="0.7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4" draw:text-style-name="P3" draw:layer="layout" svg:x1="13cm" svg:y1="0.863cm" svg:x2="12.2cm" svg:y2="0.863cm">
          <text:p/>
        </draw:line>
        <draw:frame draw:style-name="gr5" draw:text-style-name="P4" draw:layer="layout" svg:width="1.086cm" svg:height="0.763cm" svg:x="0.15cm" svg:y="0.037cm">
          <draw:text-box>
            <text:p><text:span text:style-name="T1">C1</text:span></text:p>
          </draw:text-box>
        </draw:frame>
        <draw:frame draw:style-name="gr5" draw:text-style-name="P4" draw:layer="layout" svg:width="1.086cm" svg:height="0.763cm" svg:x="12.714cm" svg:y="0.037cm">
          <draw:text-box>
            <text:p><text:span text:style-name="T1">C</text:span><text:span text:style-name="T1">2</text:span></text:p>
          </draw:text-box>
        </draw:frame>
        <draw:frame draw:style-name="gr6" draw:text-style-name="P4" draw:layer="layout" svg:width="1.01cm" svg:height="0.763cm" svg:x="3.49cm" svg:y="1.137cm">
          <draw:text-box>
            <text:p><text:span text:style-name="T1">L1</text:span></text:p>
          </draw:text-box>
        </draw:frame>
        <draw:frame draw:style-name="gr6" draw:text-style-name="P4" draw:layer="layout" svg:width="1.01cm" svg:height="0.763cm" svg:x="9.59cm" svg:y="1.137cm">
          <draw:text-box>
            <text:p><text:span text:style-name="T1">L3</text:span></text:p>
          </draw:text-box>
        </draw:frame>
        <draw:custom-shape draw:style-name="gr2" draw:text-style-name="P2" draw:layer="layout" svg:width="0.25cm" svg:height="0.25cm" svg:x="6.89cm" svg:y="0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01cm" svg:height="0.763cm" svg:x="6.49cm" svg:y="1.137cm">
          <draw:text-box>
            <text:p><text:span text:style-name="T1">L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1:16:51.180008930</meta:creation-date>
    <dc:date>2018-11-05T18:07:20.829507165</dc:date>
    <meta:editing-duration>PT10M33S</meta:editing-duration>
    <meta:editing-cycles>2</meta:editing-cycles>
    <meta:generator>LibreOffice/6.0.6.2$Linux_X86_64 LibreOffice_project/00m0$Build-2</meta:generator>
    <meta:document-statistic meta:object-count="13"/>
  </office:meta>
</office:document-meta>
</file>